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end" style:justify-single-word="false"/>
      <style:text-properties fo:color="#c9211e" fo:font-size="14pt" fo:font-weight="bold" style:font-size-asian="14pt" style:font-weight-asian="bold" style:font-size-complex="14pt" style:font-weight-complex="bold"/>
    </style:style>
    <style:style style:name="P3" style:family="paragraph" style:parent-style-name="Standard" style:list-style-name="L1"/>
    <style:style style:name="P4" style:family="paragraph" style:parent-style-name="Standard" style:list-style-name="L1">
      <style:text-properties officeooo:paragraph-rsid="0058523a"/>
    </style:style>
    <style:style style:name="P5" style:family="paragraph" style:parent-style-name="Standard">
      <style:text-properties fo:font-size="14pt" style:font-size-asian="14pt" style:font-size-complex="14pt"/>
    </style:style>
    <style:style style:name="P6" style:family="paragraph" style:parent-style-name="Standard" style:list-style-name="L1">
      <style:text-properties fo:font-size="14pt" style:font-size-asian="14pt" style:font-size-complex="14pt"/>
    </style:style>
    <style:style style:name="P7" style:family="paragraph" style:parent-style-name="Standard" style:list-style-name="L1">
      <style:text-properties fo:font-size="14pt" officeooo:paragraph-rsid="0058523a" style:font-size-asian="14pt" style:font-size-complex="14pt"/>
    </style:style>
    <style:style style:name="P8" style:family="paragraph" style:parent-style-name="Standard" style:list-style-name="L1">
      <style:text-properties officeooo:rsid="005b77a2" officeooo:paragraph-rsid="005b77a2"/>
    </style:style>
    <style:style style:name="P9" style:family="paragraph" style:parent-style-name="Standard">
      <style:paragraph-properties fo:text-align="center" style:justify-single-word="false"/>
      <style:text-properties fo:color="#ce181e"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color="#ce181e" fo:font-size="14pt" fo:font-weight="bold" officeooo:paragraph-rsid="005e9c77" style:font-size-asian="14pt" style:font-weight-asian="bold" style:font-size-complex="14pt" style:font-weight-complex="bold"/>
    </style:style>
    <style:style style:name="P11" style:family="paragraph" style:parent-style-name="Standard">
      <style:paragraph-properties fo:text-align="center" style:justify-single-word="false"/>
      <style:text-properties fo:color="#ce181e" fo:font-size="14pt" style:font-size-asian="14pt" style:font-size-complex="14pt"/>
    </style:style>
    <style:style style:name="T1" style:family="text">
      <style:text-properties fo:font-style="italic" officeooo:rsid="005b77a2" style:font-style-asian="italic" style:font-style-complex="italic"/>
    </style:style>
    <style:style style:name="T2" style:family="text">
      <style:text-properties fo:font-size="14pt" style:font-size-asian="14pt" style:font-size-complex="14pt"/>
    </style:style>
    <style:style style:name="T3" style:family="text">
      <style:text-properties fo:font-size="14pt" officeooo:rsid="0058523a" style:font-size-asian="14pt" style:font-size-complex="14pt"/>
    </style:style>
    <style:style style:name="T4" style:family="text">
      <style:text-properties officeooo:rsid="00567110"/>
    </style:style>
    <style:style style:name="T5" style:family="text">
      <style:text-properties officeooo:rsid="005680a7"/>
    </style:style>
    <style:style style:name="T6" style:family="text">
      <style:text-properties officeooo:rsid="005b77a2"/>
    </style:style>
    <style:style style:name="T7" style:family="text">
      <style:text-properties officeooo:rsid="005e9c7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ame:________________</text:p>
      <text:p text:style-name="P9">BIO/CMPSC 300</text:p>
      <text:p text:style-name="P10">UniProt and String <text:span text:style-name="T4">O</text:span>nline <text:span text:style-name="T4">T</text:span>ools</text:p>
      <text:p text:style-name="P10">Activity <text:span text:style-name="T7">5</text:span></text:p>
      <text:p text:style-name="P9">Fall 2019</text:p>
      <text:p text:style-name="P11"/>
      <text:p text:style-name="P11">Please save this file to act<text:span text:style-name="T7">5</text:span>/ in your repository. Due at the end of class.</text:p>
      <text:p text:style-name="P11">GitHub link: https://classroom.github.com/a/DuBJW7yi</text:p>
      <text:p text:style-name="P1"/>
      <text:list xml:id="list3988053500" text:style-name="L1">
        <text:list-item>
          <text:p text:style-name="P3"><text:span text:style-name="T2">Go to UniProt online tool </text:span><text:a xlink:type="simple" xlink:href="http://www.uniprot.org/" text:style-name="Internet_20_link" text:visited-style-name="Visited_20_Internet_20_Link"><text:span text:style-name="T2">http://www.uniprot.org/</text:span></text:a><text:span text:style-name="T2"> to choose a protein sample which has domains. What is the ID (i.e., Entry number) that you chose?</text:span></text:p>
        </text:list-item>
      </text:list>
      <text:p text:style-name="P1"/>
      <text:p text:style-name="P1"/>
      <text:list xml:id="list105911691794451" text:continue-numbering="true" text:style-name="L1">
        <text:list-item>
          <text:p text:style-name="P6">What is the general function (in a brief summary) of this protein?</text:p>
          <text:p text:style-name="P6"/>
          <text:p text:style-name="P6"><text:s/></text:p>
        </text:list-item>
        <text:list-item>
          <text:p text:style-name="P6">What kinds of information does the “Names and Taxonomy” tab provide? You may need to spend some time researching this.</text:p>
        </text:list-item>
      </text:list>
      <text:p text:style-name="P1"/>
      <text:p text:style-name="P1"/>
      <text:list xml:id="list105911863689517" text:continue-numbering="true" text:style-name="L1">
        <text:list-item>
          <text:p text:style-name="P6">What organism(s) does this protein come from? Name up to three. </text:p>
        </text:list-item>
      </text:list>
      <text:p text:style-name="P1"/>
      <text:p text:style-name="P1"/>
      <text:list xml:id="list105911774209737" text:continue-numbering="true" text:style-name="L1">
        <text:list-item>
          <text:p text:style-name="P6">How many domains does this protein have according UniProt?</text:p>
        </text:list-item>
      </text:list>
      <text:p text:style-name="P1"/>
      <text:p text:style-name="P1"/>
      <text:list xml:id="list105910196373732" text:continue-numbering="true" text:style-name="L1">
        <text:list-item>
          <text:p text:style-name="P6">What kinds of information does the “PTM and Processing” tab provide? You may need to spend some time researching this.</text:p>
          <text:p text:style-name="P6"/>
          <text:p text:style-name="P6"/>
        </text:list-item>
        <text:list-item>
          <text:p text:style-name="P6">What is the information which is relayed in the “Feature Key” column of the table in the “PTM and Processing” tab?</text:p>
        </text:list-item>
      </text:list>
      <text:p text:style-name="P1"/>
      <text:p text:style-name="P1"/>
      <text:list xml:id="list105911358942047" text:continue-numbering="true" text:style-name="L1">
        <text:list-item>
          <text:p text:style-name="P6">How many domains does this protein have? </text:p>
        </text:list-item>
      </text:list>
      <text:p text:style-name="P1"/>
      <text:p text:style-name="P1"/>
      <text:list xml:id="list105911181566344" text:continue-numbering="true" text:style-name="L1">
        <text:list-item>
          <text:p text:style-name="P6"><text:soft-page-break/>Name up to three of the domains for this protein.</text:p>
        </text:list-item>
      </text:list>
      <text:p text:style-name="P1"/>
      <text:p text:style-name="P1"/>
      <text:list xml:id="list105912043518804" text:continue-numbering="true" text:style-name="L1">
        <text:list-item>
          <text:p text:style-name="P7"><text:s/>Run a Blast search on one of the domains. <text:span text:style-name="T5">What is the result of using Blast</text:span></text:p>
          <text:p text:style-name="P7"/>
        </text:list-item>
        <text:list-item>
          <text:p text:style-name="P7">Describe what you see in terms of where else this domain turns up across biology.</text:p>
        </text:list-item>
      </text:list>
      <text:p text:style-name="P1"/>
      <text:p text:style-name="P1"/>
      <text:list xml:id="list105910227627959" text:continue-numbering="true" text:style-name="L1">
        <text:list-item>
          <text:p text:style-name="P6">Submit a screen shot of your Blast output page.</text:p>
        </text:list-item>
      </text:list>
      <text:p text:style-name="P1"/>
      <text:p text:style-name="P1"/>
      <text:list xml:id="list105910819387357" text:continue-numbering="true" text:style-name="L1">
        <text:list-item>
          <text:p text:style-name="P6">What types of functions to you find are being fulfilled by the domains? </text:p>
          <text:p text:style-name="P6"/>
          <text:p text:style-name="P6"/>
        </text:list-item>
        <text:list-item>
          <text:p text:style-name="P6">Are the functions of these other domains similar to the definition that you summarized above? <text:s/>Briefly explain.</text:p>
        </text:list-item>
      </text:list>
      <text:p text:style-name="P1"/>
      <text:p text:style-name="P1"/>
      <text:list xml:id="list105911898872933" text:continue-numbering="true" text:style-name="L1">
        <text:list-item>
          <text:p text:style-name="P3"><text:span text:style-name="T2">Go to the Strings online too</text:span><text:span text:style-name="T3">l</text:span><text:span text:style-name="T2"> at </text:span><text:a xlink:type="simple" xlink:href="https://string-db.org/" text:style-name="Internet_20_link" text:visited-style-name="Visited_20_Internet_20_Link"><text:span text:style-name="T2">https://string-db.org/</text:span></text:a><text:span text:style-name="T2"> and search for your UniProt ID. Change the settings to include a network screenshot of the protein’s interaction with other proteins according to both Text mining and Experiments. As two separate graphics, take screen shots of the text mining and then the experiment network for your protein.</text:span></text:p>
          <text:p text:style-name="P3"><text:span text:style-name="T2"/></text:p>
        </text:list-item>
        <text:list-item>
          <text:p text:style-name="P8"><text:span text:style-name="T2">Are you able to reach a conclusion about how the protein has been mentioned in the text? What contexts did you find?</text:span></text:p>
        </text:list-item>
      </text:list>
      <text:p text:style-name="Standard"><text:span text:style-name="T2"/></text:p>
      <text:list xml:id="list105910360783025" text:continue-numbering="true" text:style-name="L1">
        <text:list-header>
          <text:p text:style-name="P3"><text:span text:style-name="T2"/></text:p>
          <text:p text:style-name="P3"><text:span text:style-name="T2"/></text:p>
        </text:list-header>
        <text:list-item>
          <text:p text:style-name="P4"><text:span text:style-name="T3">Also at the Strings online tool, spend some time to try-out and test the other forms of analysis. What types of analysis did you choose and what have you /did you learn about your protein? What other interesting artifacts did you notice?</text:span></text:p>
          <text:p text:style-name="P4"><text:span text:style-name="T3"/></text:p>
        </text:list-item>
      </text:list>
      <text:p text:style-name="P1"/>
      <text:list xml:id="list105910758171602" text:continue-numbering="true" text:style-name="L1">
        <text:list-item>
          <text:p text:style-name="P6">Compare and contrast the above networks <text:span text:style-name="T6">(the </text:span><text:span text:style-name="T1">text mining</text:span><text:span text:style-name="T6">, </text:span><text:span text:style-name="T1">experimental</text:span><text:span text:style-name="T6"> and any others that you would like to implement as well)</text:span>. Which nodes do you <text:soft-page-break/>see are still the same and which are different? What makes the difference between a node being included and not included in a network.</text:p>
        </text:list-item>
      </text:list>
      <text:p text:style-name="P1"/>
      <text:p text:style-name="P1"/>
      <text:list xml:id="list105912093882180" text:continue-numbering="true" text:style-name="L1">
        <text:list-item>
          <text:p text:style-name="P6">For each network, perform a k-means clustering. What is a k-mean clustering? What do you learn from this analysis?</text:p>
          <text:p text:style-name="P6"/>
          <text:p text:style-name="P6"/>
        </text:list-item>
        <text:list-item>
          <text:p text:style-name="P6"><text:s/>Describe the outcome of the clustering tasks between your Text mining and Experiments networks and attach a screenshots.</text:p>
        </text:list-item>
      </text:list>
      <text:p text:style-name="P1"/>
      <text:p text:style-name="P1"/>
      <text:list xml:id="list105912047627084" text:continue-numbering="true" text:style-name="L1">
        <text:list-item>
          <text:p text:style-name="P6">What evidence, according to the Analysis tab, can you find concerning domain activity? Describe what you observ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loext:contextual-spacing="false"/>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1-26T10:59:09.945946728</dc:date>
    <meta:editing-duration>PT3H56M28S</meta:editing-duration>
    <meta:editing-cycles>95</meta:editing-cycles>
    <meta:document-statistic meta:table-count="0" meta:image-count="0" meta:object-count="0" meta:page-count="3" meta:paragraph-count="29" meta:word-count="477" meta:character-count="2759" meta:non-whitespace-character-count="2324"/>
  </office:meta>
</office:document-meta>
</file>